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70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B1]*[.C1]" office:value-type="float" office:value="7500" calcext:value-type="float">
            <text:p>7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B3]*[.C3]" office:value-type="float" office:value="390" calcext:value-type="float">
            <text:p>3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2" table:formula="of:=[.B4]*[.C4]" office:value-type="float" office:value="1950" calcext:value-type="float">
            <text:p>19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2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2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2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2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1]*[.C1]" office:value-type="float" office:value="3500" calcext:value-type="float">
            <text:p>3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5]*[.C5]" office:value-type="float" office:value="10800" calcext:value-type="float">
            <text:p>10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2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1]*[.C1]" office:value-type="float" office:value="14000" calcext:value-type="float">
            <text:p>1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4]*[.C4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1]*[.C1]" office:value-type="float" office:value="9000" calcext:value-type="float">
            <text:p>9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2]*[.C2]" office:value-type="float" office:value="8400" calcext:value-type="float">
            <text:p>8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04:35:30.398368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7-16T05:12:03.470415680</dc:date>
    <meta:editing-duration>PT15H4M29S</meta:editing-duration>
    <meta:editing-cycles>149</meta:editing-cycles>
    <meta:generator>LibreOffice/6.4.4.2$Linux_X86_64 LibreOffice_project/40$Build-2</meta:generator>
    <meta:document-statistic meta:table-count="68" meta:cell-count="2540" meta:object-count="0"/>
  </office:meta>
</office:document-meta>
</file>